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scadia Mono" svg:font-family="Cascadia Mono" style:font-family-generic="modern" style:font-pitch="fixed" svg:panose-1="2 11 6 9 2 0 0 2 0 4"/>
  </office:font-face-decls>
  <office:automatic-styles>
    <style:style style:name="P1" style:parent-style-name="Title" style:master-page-name="MP0" style:family="paragraph">
      <style:paragraph-properties fo:break-before="page"/>
    </style:style>
    <style:style style:name="P2" style:parent-style-name="TOCHeading" style:family="paragraph">
      <style:paragraph-properties fo:margin-left="0.3in" fo:text-indent="-0.3in">
        <style:tab-stops/>
      </style:paragraph-properties>
    </style:style>
    <style:style style:name="P3"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4" style:parent-style-name="DefaultParagraphFont" style:family="text">
      <style:text-properties style:font-name="Calibri" style:font-name-asian="Times New Roman" style:font-name-complex="Times New Roman" style:letter-kerning="true" style:font-size-complex="11pt"/>
    </style:style>
    <style:style style:name="P5"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6" style:parent-style-name="DefaultParagraphFont" style:family="text">
      <style:text-properties style:font-name="Calibri" style:font-name-asian="Times New Roman" style:font-name-complex="Times New Roman" style:letter-kerning="true" style:font-size-complex="11pt"/>
    </style:style>
    <style:style style:name="P7" style:parent-style-name="TOC2" style:family="paragraph">
      <style:paragraph-properties>
        <style:tab-stops>
          <style:tab-stop style:type="left" style:position="0.4583in"/>
          <style:tab-stop style:type="right" style:leader-style="dotted" style:leader-text="." style:position="5.7458in"/>
        </style:tab-stops>
      </style:paragraph-properties>
    </style:style>
    <style:style style:name="T8" style:parent-style-name="DefaultParagraphFont" style:family="text">
      <style:text-properties style:font-name="Calibri" style:font-name-asian="Times New Roman" style:font-name-complex="Times New Roman" style:letter-kerning="true" style:font-size-complex="11pt"/>
    </style:style>
    <style:style style:name="P9" style:parent-style-name="TOC2" style:family="paragraph">
      <style:paragraph-properties>
        <style:tab-stops>
          <style:tab-stop style:type="left" style:position="0.4583in"/>
          <style:tab-stop style:type="right" style:leader-style="dotted" style:leader-text="." style:position="5.7458in"/>
        </style:tab-stops>
      </style:paragraph-properties>
    </style:style>
    <style:style style:name="T10" style:parent-style-name="DefaultParagraphFont" style:family="text">
      <style:text-properties style:font-name="Calibri" style:font-name-asian="Times New Roman" style:font-name-complex="Times New Roman" style:letter-kerning="true" style:font-size-complex="11pt"/>
    </style:style>
    <style:style style:name="P11" style:parent-style-name="TOC2" style:family="paragraph">
      <style:paragraph-properties>
        <style:tab-stops>
          <style:tab-stop style:type="left" style:position="0.4583in"/>
          <style:tab-stop style:type="right" style:leader-style="dotted" style:leader-text="." style:position="5.7458in"/>
        </style:tab-stops>
      </style:paragraph-properties>
    </style:style>
    <style:style style:name="T12" style:parent-style-name="DefaultParagraphFont" style:family="text">
      <style:text-properties style:font-name="Calibri" style:font-name-asian="Times New Roman" style:font-name-complex="Times New Roman" style:letter-kerning="true" style:font-size-complex="11pt"/>
    </style:style>
    <style:style style:name="P13" style:parent-style-name="TOC2" style:family="paragraph">
      <style:paragraph-properties>
        <style:tab-stops>
          <style:tab-stop style:type="left" style:position="0.4583in"/>
          <style:tab-stop style:type="right" style:leader-style="dotted" style:leader-text="." style:position="5.7458in"/>
        </style:tab-stops>
      </style:paragraph-properties>
    </style:style>
    <style:style style:name="T14" style:parent-style-name="DefaultParagraphFont" style:family="text">
      <style:text-properties style:font-name="Calibri" style:font-name-asian="Times New Roman" style:font-name-complex="Times New Roman" style:letter-kerning="true" style:font-size-complex="11pt"/>
    </style:style>
    <style:style style:name="P15" style:parent-style-name="TOC2" style:family="paragraph">
      <style:paragraph-properties>
        <style:tab-stops>
          <style:tab-stop style:type="left" style:position="0.4583in"/>
          <style:tab-stop style:type="right" style:leader-style="dotted" style:leader-text="." style:position="5.7458in"/>
        </style:tab-stops>
      </style:paragraph-properties>
    </style:style>
    <style:style style:name="T16" style:parent-style-name="DefaultParagraphFont" style:family="text">
      <style:text-properties style:font-name="Calibri" style:font-name-asian="Times New Roman" style:font-name-complex="Times New Roman" style:letter-kerning="true" style:font-size-complex="11pt"/>
    </style:style>
    <style:style style:name="P17" style:parent-style-name="TOC2" style:family="paragraph">
      <style:paragraph-properties>
        <style:tab-stops>
          <style:tab-stop style:type="left" style:position="0.4583in"/>
          <style:tab-stop style:type="right" style:leader-style="dotted" style:leader-text="." style:position="5.7458in"/>
        </style:tab-stops>
      </style:paragraph-properties>
    </style:style>
    <style:style style:name="T18" style:parent-style-name="DefaultParagraphFont" style:family="text">
      <style:text-properties style:font-name="Calibri" style:font-name-asian="Times New Roman" style:font-name-complex="Times New Roman" style:letter-kerning="true" style:font-size-complex="11pt"/>
    </style:style>
    <style:style style:name="P19" style:parent-style-name="TOC2" style:family="paragraph">
      <style:paragraph-properties>
        <style:tab-stops>
          <style:tab-stop style:type="left" style:position="0.4583in"/>
          <style:tab-stop style:type="right" style:leader-style="dotted" style:leader-text="." style:position="5.7458in"/>
        </style:tab-stops>
      </style:paragraph-properties>
    </style:style>
    <style:style style:name="T20" style:parent-style-name="DefaultParagraphFont" style:family="text">
      <style:text-properties style:font-name="Calibri" style:font-name-asian="Times New Roman" style:font-name-complex="Times New Roman" style:letter-kerning="true" style:font-size-complex="11pt"/>
    </style:style>
    <style:style style:name="P21"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22" style:parent-style-name="DefaultParagraphFont" style:family="text">
      <style:text-properties style:font-name="Calibri" style:font-name-asian="Times New Roman" style:font-name-complex="Times New Roman" style:letter-kerning="true" style:font-size-complex="11pt"/>
    </style:style>
    <style:style style:name="T23" style:parent-style-name="Hyperlink" style:family="text">
      <style:text-properties fo:font-style="italic" style:font-style-asian="italic" style:font-style-complex="italic"/>
    </style:style>
    <style:style style:name="P24"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25" style:parent-style-name="DefaultParagraphFont" style:family="text">
      <style:text-properties style:font-name="Calibri" style:font-name-asian="Times New Roman" style:font-name-complex="Times New Roman" style:letter-kerning="true" style:font-size-complex="11pt"/>
    </style:style>
    <style:style style:name="P26"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27" style:parent-style-name="DefaultParagraphFont" style:family="text">
      <style:text-properties style:font-name="Calibri" style:font-name-asian="Times New Roman" style:font-name-complex="Times New Roman" style:letter-kerning="true" style:font-size-complex="11pt"/>
    </style:style>
    <style:style style:name="P28"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29" style:parent-style-name="DefaultParagraphFont" style:family="text">
      <style:text-properties style:font-name="Calibri" style:font-name-asian="Times New Roman" style:font-name-complex="Times New Roman" style:letter-kerning="true" style:font-size-complex="11pt"/>
    </style:style>
    <style:style style:name="P30"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31" style:parent-style-name="DefaultParagraphFont" style:family="text">
      <style:text-properties style:font-name="Calibri" style:font-name-asian="Times New Roman" style:font-name-complex="Times New Roman" style:letter-kerning="true" style:font-size-complex="11pt"/>
    </style:style>
    <style:style style:name="P32" style:parent-style-name="BodyText" style:family="paragraph">
      <style:paragraph-properties fo:margin-top="0in"/>
    </style:style>
    <style:style style:name="P33" style:parent-style-name="ListBullet" style:list-style-name="LFO27" style:family="paragraph">
      <style:paragraph-properties fo:margin-top="0in"/>
    </style:style>
    <style:style style:name="P34" style:parent-style-name="ListBullet" style:list-style-name="LFO27" style:family="paragraph">
      <style:paragraph-properties fo:margin-top="0in"/>
    </style:style>
    <style:style style:name="P35" style:parent-style-name="ListBullet" style:list-style-name="LFO27" style:family="paragraph">
      <style:paragraph-properties fo:margin-top="0in"/>
    </style:style>
    <style:style style:name="P36" style:parent-style-name="ListBullet" style:list-style-name="LFO27" style:family="paragraph">
      <style:paragraph-properties fo:margin-top="0in"/>
    </style:style>
    <style:style style:name="P37" style:parent-style-name="ListBullet" style:list-style-name="LFO27" style:family="paragraph">
      <style:paragraph-properties fo:margin-top="0in"/>
    </style:style>
    <style:style style:name="P38" style:parent-style-name="BodyText" style:family="paragraph">
      <style:paragraph-properties fo:margin-left="0.7875in">
        <style:tab-stops/>
      </style:paragraph-properties>
    </style:style>
    <style:style style:name="P39" style:parent-style-name="BodyText" style:family="paragraph">
      <style:paragraph-properties fo:margin-left="0.7875in">
        <style:tab-stops/>
      </style:paragraph-properties>
    </style:style>
    <style:style style:name="P40" style:parent-style-name="BodyText" style:family="paragraph">
      <style:paragraph-properties fo:margin-left="0.7875in">
        <style:tab-stops/>
      </style:paragraph-properties>
    </style:style>
    <style:style style:name="P41" style:parent-style-name="BodyText" style:family="paragraph">
      <style:paragraph-properties fo:margin-left="0.7875in">
        <style:tab-stops/>
      </style:paragraph-properties>
    </style:style>
    <style:style style:name="P42" style:parent-style-name="BodyText" style:family="paragraph">
      <style:paragraph-properties fo:margin-top="0.1666in" fo:margin-bottom="0.0833in"/>
    </style:style>
    <style:style style:name="TableColumn44" style:family="table-column">
      <style:table-column-properties style:column-width="1.9687in"/>
    </style:style>
    <style:style style:name="TableColumn45" style:family="table-column">
      <style:table-column-properties style:column-width="3.1458in"/>
    </style:style>
    <style:style style:name="Table43" style:family="table">
      <style:table-properties style:width="5.1145in" fo:margin-left="0.784in" table:align="lef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BodyText" style:family="paragraph">
      <style:paragraph-properties fo:margin-left="0in">
        <style:tab-stops/>
      </style:paragraph-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BodyText" style:family="paragraph">
      <style:paragraph-properties fo:margin-left="0in">
        <style:tab-stops/>
      </style:paragraph-properties>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BodyText" style:family="paragraph">
      <style:paragraph-properties fo:margin-left="0in">
        <style:tab-stops/>
      </style:paragraph-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BodyText" style:family="paragraph">
      <style:paragraph-properties fo:margin-left="0in">
        <style:tab-stops/>
      </style:paragraph-properties>
    </style:style>
    <style:style style:name="P56" style:parent-style-name="BodyText" style:family="paragraph">
      <style:paragraph-properties fo:margin-top="0.1666in" fo:margin-bottom="0.0833in"/>
    </style:style>
    <style:style style:name="TableColumn58" style:family="table-column">
      <style:table-column-properties style:column-width="1.9687in"/>
    </style:style>
    <style:style style:name="TableColumn59" style:family="table-column">
      <style:table-column-properties style:column-width="3.1458in"/>
    </style:style>
    <style:style style:name="Table57" style:family="table">
      <style:table-properties style:width="5.1145in" fo:margin-left="0.784in" table:align="lef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BodyText" style:family="paragraph">
      <style:paragraph-properties fo:margin-left="0in">
        <style:tab-stops/>
      </style:paragraph-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BodyText" style:family="paragraph">
      <style:paragraph-properties fo:margin-left="0in">
        <style:tab-stops/>
      </style:paragraph-properties>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BodyText" style:family="paragraph">
      <style:paragraph-properties fo:margin-left="0in">
        <style:tab-stops/>
      </style:paragraph-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BodyText" style:family="paragraph">
      <style:paragraph-properties fo:margin-left="0in">
        <style:tab-stops/>
      </style:paragraph-properties>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BodyText" style:family="paragraph">
      <style:paragraph-properties fo:margin-left="0in">
        <style:tab-stops/>
      </style:paragraph-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BodyText" style:family="paragraph">
      <style:paragraph-properties fo:margin-left="0in">
        <style:tab-stops/>
      </style:paragraph-properties>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BodyText" style:family="paragraph">
      <style:paragraph-properties fo:margin-left="0in">
        <style:tab-stops/>
      </style:paragraph-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BodyText" style:family="paragraph">
      <style:paragraph-properties fo:margin-left="0in">
        <style:tab-stops/>
      </style:paragraph-properties>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BodyText" style:family="paragraph">
      <style:paragraph-properties fo:margin-left="0in">
        <style:tab-stops/>
      </style:paragraph-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BodyText" style:family="paragraph">
      <style:paragraph-properties fo:margin-left="0in">
        <style:tab-stops/>
      </style:paragraph-properties>
    </style:style>
    <style:style style:name="P85" style:parent-style-name="BodyText" style:family="paragraph">
      <style:paragraph-properties fo:margin-top="0.1666in" fo:margin-bottom="0.0833in"/>
    </style:style>
    <style:style style:name="TableColumn87" style:family="table-column">
      <style:table-column-properties style:column-width="1.9687in"/>
    </style:style>
    <style:style style:name="TableColumn88" style:family="table-column">
      <style:table-column-properties style:column-width="3.1458in"/>
    </style:style>
    <style:style style:name="Table86" style:family="table">
      <style:table-properties style:width="5.1145in" fo:margin-left="0.784in" table:align="lef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BodyText" style:family="paragraph">
      <style:paragraph-properties fo:margin-left="0in">
        <style:tab-stops/>
      </style:paragraph-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BodyText" style:family="paragraph">
      <style:paragraph-properties fo:margin-left="0in">
        <style:tab-stops/>
      </style:paragraph-properties>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BodyText" style:family="paragraph">
      <style:paragraph-properties fo:margin-left="0in">
        <style:tab-stops/>
      </style:paragraph-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BodyText" style:family="paragraph">
      <style:paragraph-properties fo:margin-left="0in">
        <style:tab-stops/>
      </style:paragraph-properties>
    </style:style>
    <style:style style:name="P99" style:parent-style-name="BodyText" style:family="paragraph">
      <style:paragraph-properties fo:margin-left="0in">
        <style:tab-stops/>
      </style:paragraph-properties>
    </style:style>
    <style:style style:name="P100" style:parent-style-name="BodyText" style:family="paragraph">
      <style:paragraph-properties fo:margin-top="0.1666in" fo:margin-bottom="0.0833in"/>
    </style:style>
    <style:style style:name="TableColumn102" style:family="table-column">
      <style:table-column-properties style:column-width="1.7638in"/>
    </style:style>
    <style:style style:name="TableColumn103" style:family="table-column">
      <style:table-column-properties style:column-width="3.3506in"/>
    </style:style>
    <style:style style:name="Table101" style:family="table">
      <style:table-properties style:width="5.1145in" fo:margin-left="0.784in" table:align="lef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BodyText" style:family="paragraph">
      <style:paragraph-properties fo:margin-left="0in">
        <style:tab-stops/>
      </style:paragraph-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BodyText" style:family="paragraph">
      <style:paragraph-properties fo:margin-left="0in">
        <style:tab-stops/>
      </style:paragraph-properties>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BodyText" style:family="paragraph">
      <style:paragraph-properties fo:margin-left="0in">
        <style:tab-stops/>
      </style:paragraph-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BodyText" style:family="paragraph">
      <style:paragraph-properties fo:margin-left="0in">
        <style:tab-stops/>
      </style:paragraph-properties>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BodyText" style:family="paragraph">
      <style:paragraph-properties fo:margin-left="0in">
        <style:tab-stops/>
      </style:paragraph-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BodyText" style:family="paragraph">
      <style:paragraph-properties fo:margin-left="0in">
        <style:tab-stops/>
      </style:paragraph-properties>
    </style:style>
    <style:style style:name="P119" style:parent-style-name="BodyText" style:family="paragraph">
      <style:paragraph-properties fo:margin-top="0.1666in" fo:margin-bottom="0.0833in"/>
    </style:style>
    <style:style style:name="TableColumn121" style:family="table-column">
      <style:table-column-properties style:column-width="2.2819in"/>
    </style:style>
    <style:style style:name="TableColumn122" style:family="table-column">
      <style:table-column-properties style:column-width="2.8326in"/>
    </style:style>
    <style:style style:name="Table120" style:family="table">
      <style:table-properties style:width="5.1145in" fo:margin-left="0.784in" table:align="lef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BodyText" style:family="paragraph">
      <style:paragraph-properties fo:margin-left="0in">
        <style:tab-stops/>
      </style:paragraph-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BodyText" style:family="paragraph">
      <style:paragraph-properties fo:margin-left="0in">
        <style:tab-stops/>
      </style:paragraph-properties>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BodyText" style:family="paragraph">
      <style:paragraph-properties fo:margin-left="0in">
        <style:tab-stops/>
      </style:paragraph-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BodyText" style:family="paragraph">
      <style:paragraph-properties fo:margin-left="0in">
        <style:tab-stops/>
      </style:paragraph-properties>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BodyText" style:family="paragraph">
      <style:paragraph-properties fo:margin-left="0in">
        <style:tab-stops/>
      </style:paragraph-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BodyText" style:family="paragraph">
      <style:paragraph-properties fo:margin-left="0in">
        <style:tab-stops/>
      </style:paragraph-properties>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BodyText" style:family="paragraph">
      <style:paragraph-properties fo:margin-left="0in">
        <style:tab-stops/>
      </style:paragraph-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BodyText" style:family="paragraph">
      <style:paragraph-properties fo:margin-left="0in">
        <style:tab-stops/>
      </style:paragraph-properties>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BodyText" style:family="paragraph">
      <style:paragraph-properties fo:margin-left="0in">
        <style:tab-stops/>
      </style:paragraph-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BodyText" style:family="paragraph">
      <style:paragraph-properties fo:margin-left="0in">
        <style:tab-stops/>
      </style:paragraph-properties>
    </style:style>
    <style:style style:name="T148" style:parent-style-name="DefaultParagraphFont" style:family="text">
      <style:text-properties fo:font-style="italic" style:font-style-asian="italic" style:font-style-complex="italic"/>
    </style:style>
    <style:style style:name="P149" style:parent-style-name="BodyText" style:family="paragraph">
      <style:paragraph-properties fo:margin-top="0.1666in" fo:margin-bottom="0.0833in"/>
    </style:style>
    <style:style style:name="TableColumn151" style:family="table-column">
      <style:table-column-properties style:column-width="2.2986in"/>
    </style:style>
    <style:style style:name="TableColumn152" style:family="table-column">
      <style:table-column-properties style:column-width="2.8159in"/>
    </style:style>
    <style:style style:name="Table150" style:family="table">
      <style:table-properties style:width="5.1145in" fo:margin-left="0.784in" table:align="lef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BodyText" style:family="paragraph">
      <style:paragraph-properties fo:margin-left="0in">
        <style:tab-stops/>
      </style:paragraph-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BodyText" style:family="paragraph">
      <style:paragraph-properties fo:margin-left="0in">
        <style:tab-stops/>
      </style:paragraph-properties>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BodyText" style:family="paragraph">
      <style:paragraph-properties fo:margin-left="0in">
        <style:tab-stops/>
      </style:paragraph-properties>
    </style:style>
    <style:style style:name="T161" style:parent-style-name="DefaultParagraphFont" style:family="text">
      <style:text-properties fo:font-style="italic" style:font-style-asian="italic" style:font-style-complex="italic"/>
    </style:style>
    <style:style style:name="TableCell162" style:family="table-cell">
      <style:table-cell-properties fo:border="0.0069in solid #000000" style:writing-mode="lr-tb" fo:padding-top="0in" fo:padding-left="0.075in" fo:padding-bottom="0in" fo:padding-right="0.075in"/>
    </style:style>
    <style:style style:name="P163" style:parent-style-name="BodyText" style:family="paragraph">
      <style:paragraph-properties fo:margin-left="0in">
        <style:tab-stops/>
      </style:paragraph-properties>
    </style:style>
    <style:style style:name="P164" style:parent-style-name="BodyText" style:family="paragraph">
      <style:paragraph-properties fo:margin-left="0in">
        <style:tab-stops/>
      </style:paragraph-properties>
    </style:style>
    <style:style style:name="P165" style:parent-style-name="BodyText" style:family="paragraph">
      <style:paragraph-properties fo:margin-left="0in">
        <style:tab-stops/>
      </style:paragraph-properties>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BodyText" style:family="paragraph">
      <style:paragraph-properties fo:margin-left="0in">
        <style:tab-stops/>
      </style:paragraph-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BodyText" style:family="paragraph">
      <style:paragraph-properties fo:margin-left="0in">
        <style:tab-stops/>
      </style:paragraph-properties>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BodyText" style:family="paragraph">
      <style:paragraph-properties fo:margin-left="0in">
        <style:tab-stops/>
      </style:paragraph-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BodyText" style:family="paragraph">
      <style:paragraph-properties fo:margin-left="0in">
        <style:tab-stops/>
      </style:paragraph-properties>
    </style:style>
    <style:style style:name="P176" style:parent-style-name="BodyText" style:family="paragraph">
      <style:paragraph-properties fo:margin-left="0in">
        <style:tab-stops/>
      </style:paragraph-properties>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BodyText" style:family="paragraph">
      <style:paragraph-properties fo:margin-left="0in">
        <style:tab-stops/>
      </style:paragraph-properties>
    </style:style>
    <style:style style:name="T180" style:parent-style-name="DefaultParagraphFont" style:family="text">
      <style:text-properties fo:font-style="italic" style:font-style-asian="italic" style:font-style-complex="italic"/>
    </style:style>
    <style:style style:name="TableCell181" style:family="table-cell">
      <style:table-cell-properties fo:border="0.0069in solid #000000" style:writing-mode="lr-tb" fo:padding-top="0in" fo:padding-left="0.075in" fo:padding-bottom="0in" fo:padding-right="0.075in"/>
    </style:style>
    <style:style style:name="P182" style:parent-style-name="BodyText" style:family="paragraph">
      <style:paragraph-properties fo:margin-left="0in">
        <style:tab-stops/>
      </style:paragraph-properties>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BodyText" style:family="paragraph">
      <style:paragraph-properties fo:margin-left="0in">
        <style:tab-stops/>
      </style:paragraph-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BodyText" style:family="paragraph">
      <style:paragraph-properties fo:margin-left="0in">
        <style:tab-stops/>
      </style:paragraph-properties>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BodyText" style:family="paragraph">
      <style:paragraph-properties fo:margin-left="0in">
        <style:tab-stops/>
      </style:paragraph-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BodyText" style:family="paragraph">
      <style:paragraph-properties fo:margin-left="0in">
        <style:tab-stops/>
      </style:paragraph-properties>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P195" style:parent-style-name="BodyText" style:family="paragraph">
      <style:paragraph-properties fo:margin-left="0in">
        <style:tab-stops/>
      </style:paragraph-properties>
    </style:style>
    <style:style style:name="T196" style:parent-style-name="DefaultParagraphFont" style:family="text">
      <style:text-properties fo:font-style="italic" style:font-style-asian="italic" style:font-style-complex="italic"/>
    </style:style>
    <style:style style:name="P197" style:parent-style-name="BodyText" style:family="paragraph">
      <style:paragraph-properties fo:margin-left="0in">
        <style:tab-stops/>
      </style:paragraph-properties>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style="italic" style:font-style-asian="italic" style:font-style-complex="italic"/>
    </style:style>
    <style:style style:name="T201" style:parent-style-name="DefaultParagraphFont" style:family="text">
      <style:text-properties fo:font-style="italic" style:font-style-asian="italic" style:font-style-complex="italic"/>
    </style:style>
    <style:style style:name="P202" style:parent-style-name="BodyText" style:family="paragraph">
      <style:paragraph-properties fo:margin-top="0.1666in" fo:margin-bottom="0.0833in"/>
    </style:style>
    <style:style style:name="TableColumn204" style:family="table-column">
      <style:table-column-properties style:column-width="2.4854in"/>
    </style:style>
    <style:style style:name="TableColumn205" style:family="table-column">
      <style:table-column-properties style:column-width="2.6291in"/>
    </style:style>
    <style:style style:name="Table203" style:family="table">
      <style:table-properties style:width="5.1145in" fo:margin-left="0.784in" table:align="lef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BodyText" style:family="paragraph">
      <style:paragraph-properties fo:margin-left="0in">
        <style:tab-stops/>
      </style:paragraph-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BodyText" style:family="paragraph">
      <style:paragraph-properties fo:margin-left="0in">
        <style:tab-stops/>
      </style:paragraph-properties>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BodyText" style:family="paragraph">
      <style:paragraph-properties fo:margin-left="0in">
        <style:tab-stops/>
      </style:paragraph-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BodyText" style:family="paragraph">
      <style:paragraph-properties fo:margin-left="0in">
        <style:tab-stops/>
      </style:paragraph-properties>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BodyText" style:family="paragraph">
      <style:paragraph-properties fo:margin-left="0in">
        <style:tab-stops/>
      </style:paragraph-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BodyText" style:family="paragraph">
      <style:paragraph-properties fo:margin-left="0in">
        <style:tab-stops/>
      </style:paragraph-properties>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BodyText" style:family="paragraph">
      <style:paragraph-properties fo:margin-left="0in">
        <style:tab-stops/>
      </style:paragraph-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BodyText" style:family="paragraph">
      <style:paragraph-properties fo:margin-left="0in">
        <style:tab-stops/>
      </style:paragraph-properties>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BodyText" style:family="paragraph">
      <style:paragraph-properties fo:margin-left="0in">
        <style:tab-stops/>
      </style:paragraph-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BodyText" style:family="paragraph">
      <style:paragraph-properties fo:margin-left="0in">
        <style:tab-stops/>
      </style:paragraph-properties>
    </style:style>
    <style:style style:name="P231" style:parent-style-name="BodyText" style:family="paragraph">
      <style:paragraph-properties fo:margin-left="0in">
        <style:tab-stops/>
      </style:paragraph-properties>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BodyText" style:family="paragraph">
      <style:paragraph-properties fo:margin-left="0in">
        <style:tab-stops/>
      </style:paragraph-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BodyText" style:family="paragraph">
      <style:paragraph-properties fo:margin-left="0in">
        <style:tab-stops/>
      </style:paragraph-properties>
    </style:style>
    <style:style style:name="P237" style:parent-style-name="BodyText" style:family="paragraph">
      <style:paragraph-properties fo:margin-top="0.1666in" fo:margin-bottom="0.0833in"/>
    </style:style>
    <style:style style:name="TableColumn239" style:family="table-column">
      <style:table-column-properties style:column-width="1.8312in"/>
    </style:style>
    <style:style style:name="TableColumn240" style:family="table-column">
      <style:table-column-properties style:column-width="3.2833in"/>
    </style:style>
    <style:style style:name="Table238" style:family="table">
      <style:table-properties style:width="5.1145in" fo:margin-left="0.784in" table:align="left"/>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BodyText" style:family="paragraph">
      <style:paragraph-properties fo:margin-left="0in">
        <style:tab-stops/>
      </style:paragraph-properties>
    </style:style>
    <style:style style:name="T244" style:parent-style-name="DefaultParagraphFont" style:family="text">
      <style:text-properties fo:font-style="italic" style:font-style-asian="italic" style:font-style-complex="italic"/>
    </style:style>
    <style:style style:name="P245" style:parent-style-name="BodyText" style:family="paragraph">
      <style:paragraph-properties fo:margin-left="0in">
        <style:tab-stops/>
      </style:paragraph-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BodyText" style:family="paragraph">
      <style:paragraph-properties fo:margin-left="0in">
        <style:tab-stops/>
      </style:paragraph-properties>
    </style:style>
    <style:style style:name="T248" style:parent-style-name="DefaultParagraphFont" style:family="text">
      <style:text-properties fo:font-style="italic" style:font-style-asian="italic" style:font-style-complex="italic"/>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BodyText" style:family="paragraph">
      <style:paragraph-properties fo:margin-left="0in">
        <style:tab-stops/>
      </style:paragraph-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BodyText" style:family="paragraph">
      <style:paragraph-properties fo:margin-left="0in">
        <style:tab-stops/>
      </style:paragraph-properties>
    </style:style>
    <style:style style:name="T254" style:parent-style-name="DefaultParagraphFont" style:family="text">
      <style:text-properties fo:font-style="italic" style:font-style-asian="italic" style:font-style-complex="italic"/>
    </style:style>
    <style:style style:name="P255" style:parent-style-name="BodyText" style:family="paragraph">
      <style:paragraph-properties fo:margin-left="0in">
        <style:tab-stops/>
      </style:paragraph-properties>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BodyText" style:family="paragraph">
      <style:paragraph-properties fo:margin-left="0in">
        <style:tab-stops/>
      </style:paragraph-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BodyText" style:family="paragraph">
      <style:paragraph-properties fo:margin-left="0in">
        <style:tab-stops/>
      </style:paragraph-properties>
    </style:style>
    <style:style style:name="P261" style:parent-style-name="BodyText" style:family="paragraph">
      <style:paragraph-properties fo:margin-top="0.1666in" fo:margin-bottom="0.0833in"/>
    </style:style>
    <style:style style:name="TableColumn263" style:family="table-column">
      <style:table-column-properties style:column-width="2.0868in"/>
    </style:style>
    <style:style style:name="TableColumn264" style:family="table-column">
      <style:table-column-properties style:column-width="3.0277in"/>
    </style:style>
    <style:style style:name="Table262" style:family="table">
      <style:table-properties style:width="5.1145in" fo:margin-left="0.784in" table:align="left"/>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BodyText" style:family="paragraph">
      <style:paragraph-properties fo:margin-left="0in">
        <style:tab-stops/>
      </style:paragraph-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BodyText" style:family="paragraph">
      <style:paragraph-properties fo:margin-left="0in">
        <style:tab-stops/>
      </style:paragraph-properties>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BodyText" style:family="paragraph">
      <style:paragraph-properties fo:margin-left="0in">
        <style:tab-stops/>
      </style:paragraph-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BodyText" style:family="paragraph">
      <style:paragraph-properties fo:margin-left="0in">
        <style:tab-stops/>
      </style:paragraph-properties>
    </style:style>
    <style:style style:name="P275" style:parent-style-name="BodyText" style:family="paragraph">
      <style:paragraph-properties fo:margin-top="0.1666in" fo:margin-bottom="0.0833in"/>
    </style:style>
    <style:style style:name="T276" style:parent-style-name="DefaultParagraphFont" style:family="text">
      <style:text-properties fo:font-weight="bold" style:font-weight-asian="bold" style:font-weight-complex="bold"/>
    </style:style>
    <style:style style:name="P277" style:parent-style-name="Normal" style:family="paragraph">
      <style:paragraph-properties fo:break-before="page"/>
      <style:text-properties fo:hyphenate="true"/>
    </style:style>
    <style:style style:name="P278" style:parent-style-name="BodyText" style:family="paragraph">
      <style:paragraph-properties fo:margin-top="0.1666in" fo:margin-bottom="0.0833in"/>
    </style:style>
    <style:style style:name="T279" style:parent-style-name="DefaultParagraphFont" style:family="text">
      <style:text-properties fo:font-style="italic" style:font-style-asian="italic" style:font-style-complex="italic"/>
    </style:style>
    <style:style style:name="T280" style:parent-style-name="DefaultParagraphFont" style:family="text">
      <style:text-properties fo:font-style="italic" style:font-style-asian="italic" style:font-style-complex="italic"/>
    </style:style>
    <style:style style:name="T281" style:parent-style-name="DefaultParagraphFont" style:family="text">
      <style:text-properties fo:font-style="italic" style:font-style-asian="italic" style:font-style-complex="italic"/>
    </style:style>
    <style:style style:name="T282" style:parent-style-name="DefaultParagraphFont" style:family="text">
      <style:text-properties fo:font-style="italic" style:font-style-asian="italic" style:font-style-complex="italic"/>
    </style:style>
    <style:style style:name="T283" style:parent-style-name="DefaultParagraphFont" style:family="text">
      <style:text-properties fo:font-style="italic" style:font-style-asian="italic" style:font-style-complex="italic"/>
    </style:style>
    <style:style style:name="T284" style:parent-style-name="DefaultParagraphFont" style:family="text">
      <style:text-properties fo:font-style="italic" style:font-style-asian="italic" style:font-style-complex="italic"/>
    </style:style>
    <style:style style:name="T285" style:parent-style-name="DefaultParagraphFont" style:family="text">
      <style:text-properties style:font-name="Cascadia Mono" style:font-name-complex="Cascadia Mono"/>
    </style:style>
    <style:style style:name="T286" style:parent-style-name="DefaultParagraphFont" style:family="text">
      <style:text-properties style:font-name="Cascadia Mono" style:font-name-complex="Cascadia Mono"/>
    </style:style>
    <style:style style:name="T287" style:parent-style-name="DefaultParagraphFont" style:family="text">
      <style:text-properties fo:font-style="italic" style:font-style-asian="italic" style:font-style-complex="italic"/>
    </style:style>
    <style:style style:name="P288" style:parent-style-name="BodyText" style:family="paragraph">
      <style:paragraph-properties fo:margin-left="0.9847in" fo:text-indent="0.1965in">
        <style:tab-stops/>
      </style:paragraph-properties>
    </style:style>
    <style:style style:name="T289" style:parent-style-name="DefaultParagraphFont" style:family="text">
      <style:text-properties fo:font-style="italic" style:font-style-asian="italic" style:font-style-complex="italic"/>
    </style:style>
    <style:style style:name="P290" style:parent-style-name="BodyText" style:family="paragraph">
      <style:paragraph-properties fo:margin-left="0.9847in" fo:text-indent="0.1965in">
        <style:tab-stops/>
      </style:paragraph-properties>
    </style:style>
    <style:style style:name="T291" style:parent-style-name="DefaultParagraphFont" style:family="text">
      <style:text-properties fo:font-style="italic" style:font-style-asian="italic" style:font-style-complex="italic"/>
    </style:style>
    <style:style style:name="P292" style:parent-style-name="BodyText" style:family="paragraph">
      <style:paragraph-properties fo:margin-top="0in" fo:margin-left="0.7875in">
        <style:tab-stops/>
      </style:paragraph-properties>
    </style:style>
    <style:style style:name="P293" style:parent-style-name="BodyText" style:family="paragraph">
      <style:paragraph-properties fo:margin-top="0in" fo:margin-left="0.7875in">
        <style:tab-stops/>
      </style:paragraph-properties>
    </style:style>
    <style:style style:name="P294" style:parent-style-name="BodyText" style:family="paragraph">
      <style:paragraph-properties fo:margin-top="0in" fo:margin-left="0.7875in">
        <style:tab-stops/>
      </style:paragraph-properties>
    </style:style>
    <style:style style:name="P295" style:parent-style-name="BodyText" style:family="paragraph">
      <style:paragraph-properties fo:margin-left="0.9847in" fo:text-indent="0.1965in">
        <style:tab-stops/>
      </style:paragraph-properties>
    </style:style>
    <style:style style:name="T296" style:parent-style-name="DefaultParagraphFont" style:family="text">
      <style:text-properties fo:font-style="italic" style:font-style-asian="italic" style:font-style-complex="italic"/>
    </style:style>
    <style:style style:name="P297" style:parent-style-name="BodyText" style:family="paragraph">
      <style:paragraph-properties fo:margin-left="0.9847in" fo:text-indent="0.1965in">
        <style:tab-stops/>
      </style:paragraph-properties>
    </style:style>
    <style:style style:name="T298" style:parent-style-name="DefaultParagraphFont" style:family="text">
      <style:text-properties fo:font-style="italic" style:font-style-asian="italic" style:font-style-complex="italic"/>
    </style:style>
    <style:style style:name="P299" style:parent-style-name="BodyText" style:family="paragraph">
      <style:paragraph-properties fo:margin-top="0in" fo:margin-left="0.7875in">
        <style:tab-stops/>
      </style:paragraph-properties>
    </style:style>
    <style:style style:name="P300" style:parent-style-name="BodyText" style:family="paragraph">
      <style:paragraph-properties fo:margin-top="0in" fo:margin-left="0.7875in">
        <style:tab-stops/>
      </style:paragraph-properties>
    </style:style>
    <style:style style:name="P301" style:parent-style-name="BodyText" style:family="paragraph">
      <style:paragraph-properties fo:margin-left="0.9847in" fo:text-indent="0.1965in">
        <style:tab-stops/>
      </style:paragraph-properties>
    </style:style>
    <style:style style:name="T302" style:parent-style-name="DefaultParagraphFont" style:family="text">
      <style:text-properties fo:font-style="italic" style:font-style-asian="italic" style:font-style-complex="italic"/>
    </style:style>
    <style:style style:name="P303" style:parent-style-name="BodyText" style:family="paragraph">
      <style:paragraph-properties fo:margin-left="0.9847in" fo:text-indent="0.1965in">
        <style:tab-stops/>
      </style:paragraph-properties>
    </style:style>
    <style:style style:name="T304" style:parent-style-name="DefaultParagraphFont" style:family="text">
      <style:text-properties fo:font-style="italic" style:font-style-asian="italic" style:font-style-complex="italic"/>
    </style:style>
    <style:style style:name="P305" style:parent-style-name="BodyText" style:family="paragraph">
      <style:paragraph-properties fo:margin-top="0in" fo:margin-left="0.7875in">
        <style:tab-stops/>
      </style:paragraph-properties>
    </style:style>
    <style:style style:name="P306" style:parent-style-name="BodyText" style:family="paragraph">
      <style:paragraph-properties fo:margin-left="0.9847in" fo:text-indent="0.1965in">
        <style:tab-stops/>
      </style:paragraph-properties>
    </style:style>
    <style:style style:name="T307" style:parent-style-name="DefaultParagraphFont" style:family="text">
      <style:text-properties fo:font-style="italic" style:font-style-asian="italic" style:font-style-complex="italic"/>
    </style:style>
    <style:style style:name="P308" style:parent-style-name="BodyText" style:family="paragraph">
      <style:paragraph-properties fo:margin-left="0.7875in" fo:text-indent="-0.1965in">
        <style:tab-stops/>
      </style:paragraph-properties>
    </style:style>
    <style:style style:name="P309" style:parent-style-name="BodyText" style:family="paragraph">
      <style:paragraph-properties fo:margin-left="0.9847in" fo:text-indent="0.1965in">
        <style:tab-stops/>
      </style:paragraph-properties>
    </style:style>
    <style:style style:name="T310" style:parent-style-name="DefaultParagraphFont" style:family="text">
      <style:text-properties fo:font-style="italic" style:font-style-asian="italic" style:font-style-complex="italic"/>
    </style:style>
    <style:style style:name="T311" style:parent-style-name="DefaultParagraphFont" style:family="text">
      <style:text-properties fo:font-style="italic" style:font-style-asian="italic" style:font-style-complex="italic"/>
    </style:style>
    <style:style style:name="T312" style:parent-style-name="DefaultParagraphFont" style:family="text">
      <style:text-properties fo:font-style="italic" style:font-style-asian="italic" style:font-style-complex="italic"/>
    </style:style>
    <style:style style:name="T313" style:parent-style-name="DefaultParagraphFont" style:family="text">
      <style:text-properties fo:font-style="italic" style:font-style-asian="italic" style:font-style-complex="italic"/>
    </style:style>
    <style:style style:name="P314" style:parent-style-name="BodyText" style:family="paragraph">
      <style:paragraph-properties fo:margin-top="0in" fo:margin-left="0.7875in">
        <style:tab-stops/>
      </style:paragraph-properties>
    </style:style>
    <style:style style:name="T315" style:parent-style-name="DefaultParagraphFont" style:family="text">
      <style:text-properties fo:font-style="italic" style:font-style-asian="italic" style:font-style-complex="italic"/>
    </style:style>
    <style:style style:name="P316" style:parent-style-name="BodyText" style:family="paragraph">
      <style:paragraph-properties fo:margin-top="0in" fo:margin-left="0.7875in">
        <style:tab-stops/>
      </style:paragraph-properties>
    </style:style>
    <style:style style:name="T317" style:parent-style-name="DefaultParagraphFont" style:family="text">
      <style:text-properties fo:font-style="italic" style:font-style-asian="italic" style:font-style-complex="italic"/>
    </style:style>
    <style:style style:name="P318" style:parent-style-name="BodyText" style:family="paragraph">
      <style:paragraph-properties fo:margin-top="0in" fo:margin-left="0.7875in">
        <style:tab-stops/>
      </style:paragraph-properties>
    </style:style>
    <style:style style:name="T319" style:parent-style-name="DefaultParagraphFont" style:family="text">
      <style:text-properties fo:font-style="italic" style:font-style-asian="italic" style:font-style-complex="italic"/>
    </style:style>
    <style:style style:name="P320" style:parent-style-name="BodyText" style:family="paragraph">
      <style:text-properties fo:font-weight="bold" style:font-weight-asian="bold" style:font-weight-complex="bold"/>
    </style:style>
    <style:style style:name="T321" style:parent-style-name="DefaultParagraphFont" style:family="text">
      <style:text-properties fo:font-style="italic" style:font-style-asian="italic" style:font-style-complex="italic"/>
    </style:style>
  </office:automatic-styles>
  <office:body>
    <office:text text:use-soft-page-breaks="true">
      <text:p text:style-name="P1">u3a Siteworks Core plugin - Overall structure</text:p>
      <text:p text:style-name="P2">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180494364" office:target-frame-name="_top" xlink:show="replace"><text:span text:style-name="Hyperlink">1</text:span><text:span text:style-name="T4"><text:tab/></text:span><text:span text:style-name="Hyperlink">Five custom post types</text:span><text:tab/>1</text:a></text:p>
          <text:p text:style-name="P5"><text:a xlink:href="#_Toc180494365" office:target-frame-name="_top" xlink:show="replace"><text:span text:style-name="Hyperlink">2</text:span><text:span text:style-name="T6"><text:tab/></text:span><text:span text:style-name="Hyperlink">The software for each CPT</text:span><text:tab/>2</text:a></text:p>
          <text:p text:style-name="P7"><text:a xlink:href="#_Toc180494366" office:target-frame-name="_top" xlink:show="replace"><text:span text:style-name="Hyperlink">2.1</text:span><text:span text:style-name="T8"><text:tab/></text:span><text:span text:style-name="Hyperlink">Static variables of each class</text:span><text:tab/>2</text:a></text:p>
          <text:p text:style-name="P9"><text:a xlink:href="#_Toc180494367" office:target-frame-name="_top" xlink:show="replace"><text:span text:style-name="Hyperlink">2.2</text:span><text:span text:style-name="T10"><text:tab/></text:span><text:span text:style-name="Hyperlink">Properties of objects in each class</text:span><text:tab/>3</text:a></text:p>
          <text:p text:style-name="P11"><text:a xlink:href="#_Toc180494368" office:target-frame-name="_top" xlink:show="replace"><text:span text:style-name="Hyperlink">2.3</text:span><text:span text:style-name="T12"><text:tab/></text:span><text:span text:style-name="Hyperlink">Common functions</text:span><text:tab/>3</text:a></text:p>
          <text:p text:style-name="P13"><text:a xlink:href="#_Toc180494369" office:target-frame-name="_top" xlink:show="replace"><text:span text:style-name="Hyperlink">2.4</text:span><text:span text:style-name="T14"><text:tab/></text:span><text:span text:style-name="Hyperlink">Trait functions</text:span><text:tab/>3</text:a></text:p>
          <text:p text:style-name="P15"><text:a xlink:href="#_Toc180494370" office:target-frame-name="_top" xlink:show="replace"><text:span text:style-name="Hyperlink">2.5</text:span><text:span text:style-name="T16"><text:tab/></text:span><text:span text:style-name="Hyperlink">Functions with similar purpose in each CPT’s class</text:span><text:tab/>3</text:a></text:p>
          <text:p text:style-name="P17"><text:a xlink:href="#_Toc180494371" office:target-frame-name="_top" xlink:show="replace"><text:span text:style-name="Hyperlink">2.6</text:span><text:span text:style-name="T18"><text:tab/></text:span><text:span text:style-name="Hyperlink">Specific restrictions on Authors in this plugin</text:span><text:tab/>6</text:a></text:p>
          <text:p text:style-name="P19"><text:a xlink:href="#_Toc180494372" office:target-frame-name="_top" xlink:show="replace"><text:span text:style-name="Hyperlink">2.7</text:span><text:span text:style-name="T20"><text:tab/></text:span><text:span text:style-name="Hyperlink">Plugin options and settings</text:span><text:tab/>6</text:a></text:p>
          <text:p text:style-name="P21"><text:a xlink:href="#_Toc180494373" office:target-frame-name="_top" xlink:show="replace"><text:span text:style-name="Hyperlink">3</text:span><text:span text:style-name="T22"><text:tab/></text:span><text:span text:style-name="Hyperlink">Admin page “All<text:s/></text:span><text:span text:style-name="T23">myCPT</text:span><text:span text:style-name="Hyperlink">s” customisation</text:span><text:tab/>6</text:a></text:p>
          <text:p text:style-name="P24"><text:a xlink:href="#_Toc180494374" office:target-frame-name="_top" xlink:show="replace"><text:span text:style-name="Hyperlink">4</text:span><text:span text:style-name="T25"><text:tab/></text:span><text:span text:style-name="Hyperlink">JavaScript for blocks and attributes</text:span><text:tab/>7</text:a></text:p>
          <text:p text:style-name="P26"><text:a xlink:href="#_Toc180494375" office:target-frame-name="_top" xlink:show="replace"><text:span text:style-name="Hyperlink">5</text:span><text:span text:style-name="T27"><text:tab/></text:span><text:span text:style-name="Hyperlink">Changes to database format</text:span><text:tab/>8</text:a></text:p>
          <text:p text:style-name="P28"><text:a xlink:href="#_Toc180494376" office:target-frame-name="_top" xlink:show="replace"><text:span text:style-name="Hyperlink">6</text:span><text:span text:style-name="T29"><text:tab/></text:span><text:span text:style-name="Hyperlink">Plugin version and scripts or style files</text:span><text:tab/>8</text:a></text:p>
          <text:p text:style-name="P30"><text:a xlink:href="#_Toc180494377" office:target-frame-name="_top" xlink:show="replace"><text:span text:style-name="Hyperlink">7</text:span><text:span text:style-name="T31"><text:tab/></text:span><text:span text:style-name="Hyperlink">Rest<text:s/></text:span><text:bookmark-start text:name="_Hlt180494378"/><text:span text:style-name="Hyperlink">A</text:span><text:bookmark-end text:name="_Hlt180494378"/><text:span text:style-name="Hyperlink">PI</text:span><text:tab/>8</text:a></text:p>
        </text:index-body>
      </text:table-of-content>
      <text:p text:style-name="Normal"/>
      <text:p text:style-name="BodyText">This plugin is part of the SiteWorks project. It provides facilities to manage u3a groups and events and to store related contact and venue information.</text:p>
      <text:p text:style-name="BodyText">It also provides a customised type of post, called a notice, which has start and end validity dates which control when the post will be displayed.</text:p>
      <text:h text:style-name="Heading1" text:outline-level="1"><text:bookmark-start text:name="_Toc179536520"/><text:bookmark-start text:name="_Toc180494364"/>Five custom post types<text:bookmark-end text:name="_Toc179536520"/><text:bookmark-end text:name="_Toc180494364"/></text:h>
      <text:p text:style-name="P32">This is done through five custom post types (CPTs),</text:p>
      <text:list text:style-name="LFO27" text:continue-numbering="true">
        <text:list-item>
          <text:p text:style-name="P33">u3a_group</text:p>
        </text:list-item>
        <text:list-item>
          <text:p text:style-name="P34">u3a_event</text:p>
        </text:list-item>
        <text:list-item>
          <text:p text:style-name="P35">u3a_contact</text:p>
        </text:list-item>
        <text:list-item>
          <text:p text:style-name="P36">u3a_venue</text:p>
        </text:list-item>
        <text:list-item>
          <text:p text:style-name="P37">u3a_notice</text:p>
        </text:list-item>
      </text:list>
      <text:p text:style-name="BodyText">Through this document these are referred to simply as Groups, Events, Contacts, Venues, and Notices.</text:p>
      <text:p text:style-name="BodyText">The meta-data for each for these CPTs is managed by the extremely widely used Metabox plugin.</text:p>
      <text:p text:style-name="BodyText">Both Groups and Events have their own custom taxonomy: Group category and Event category respectively.</text:p>
      <text:p text:style-name="BodyText">Some of the meta-data fields represent relationships between entities:</text:p>
      <text:p text:style-name="P38">An Event may be associated with 0 or 1 Group. These are meetings of the group, but more commonly an Event is not related to any Group.</text:p>
      <text:p text:style-name="P39">A Group may have a defined Venue, its usual meeting place.</text:p>
      <text:p text:style-name="P40">An Event may have a defined Venue.</text:p>
      <text:soft-page-break/>
      <text:p text:style-name="P41">Both Events and Groups, have fields to link them to specific Contacts, in the case of an Event, the event’s organiser, in the case groups, various optionally defined roles, typically the Group coordinator, but several other roles can be set up.</text:p>
      <text:p text:style-name="BodyText">Because none of these relationships are required, the software must always check if the relevant meta field is the id of a CPT or is null.</text:p>
      <text:h text:style-name="Heading1" text:outline-level="1"><text:bookmark-start text:name="_Toc179536521"/><text:bookmark-start text:name="_Toc180494365"/>The software for each CPT<text:bookmark-end text:name="_Toc179536521"/><text:bookmark-end text:name="_Toc180494365"/></text:h>
      <text:p text:style-name="BodyText">The software for the plugin is mostly contained within five classes, one for each of the CPTs.</text:p>
      <text:p text:style-name="BodyText">The post_type of each CPT is defined by a global constant in the file inc/definitions,php and is also the value of the static variable ‘post_type’ in each class.</text:p>
      <text:p text:style-name="BodyText">These classes make use of the PHP “traits” mechanism and these classes share functions which vary only by the use of the class’s static variables.<text:s/></text:p>
      <text:p text:style-name="BodyText">There are a few functions which apply identically to all five CPTs, and these are included in the class U3aCommon.</text:p>
      <text:p text:style-name="BodyText">Within each CPT’s class there are a number of static functions which are similar in purpose across all five classes but which have detailed differences.</text:p>
      <text:p text:style-name="BodyText">The following lists identify all these functions and class variables.</text:p>
      <text:p text:style-name="BodyText">Nearly all the static functions are functions used by WordPress hooks, and must therefore be public functions, and the callback function must be identified by its class and function name. These hooks are setup in the initialise function of each class.</text:p>
      <text:p text:style-name="BodyText">Developers who are not familiar with WordPress hooks should read<text:s/></text:p>
      <text:p text:style-name="BodyText"><text:tab/><text:a xlink:href="https://developer.wordpress.org/plugins/hooks/actions/" office:target-frame-name="_top" xlink:show="replace"><text:span text:style-name="Hyperlink">https://developer.wordpress.org/plugins/hooks/actions/</text:span></text:a><text:s/>and</text:p>
      <text:p text:style-name="BodyText"><text:tab/><text:a xlink:href="https://developer.wordpress.org/plugins/hooks/filters/" office:target-frame-name="_top" xlink:show="replace"><text:span text:style-name="Hyperlink">https://developer.wordpress.org/plugins/hooks/filters/</text:span></text:a></text:p>
      <text:p text:style-name="BodyText">for an overview.</text:p>
      <text:p text:style-name="BodyText">WordPress hooks are defined in<text:s/><text:a xlink:href="https://developer.wordpress.org/apis/hooks/" office:target-frame-name="_top" xlink:show="replace"><text:span text:style-name="Hyperlink">https://developer.wordpress.org/apis/hooks/</text:span></text:a><text:s text:c="2"/></text:p>
      <text:h text:style-name="Heading2" text:outline-level="2"><text:bookmark-start text:name="_Toc179536522"/><text:bookmark-start text:name="_Toc180494366"/>Static variables of each class<text:bookmark-end text:name="_Toc179536522"/><text:bookmark-end text:name="_Toc180494366"/></text:h>
      <text:p text:style-name="P42">They are all declared as public, except as noted below.</text:p>
      <table:table table:style-name="Table43">
        <table:table-columns>
          <table:table-column table:style-name="TableColumn44"/>
          <table:table-column table:style-name="TableColumn45"/>
        </table:table-columns>
        <table:table-row table:style-name="TableRow46">
          <table:table-cell table:style-name="TableCell47">
            <text:p text:style-name="P48">$post_type</text:p>
          </table:table-cell>
          <table:table-cell table:style-name="TableCell49">
            <text:p text:style-name="P50">As above</text:p>
          </table:table-cell>
        </table:table-row>
        <table:table-row table:style-name="TableRow51">
          <table:table-cell table:style-name="TableCell52">
            <text:p text:style-name="P53">$plugin_file <text:s/>(private)</text:p>
          </table:table-cell>
          <table:table-cell table:style-name="TableCell54">
            <text:p text:style-name="P55">The base file path of the plugin.</text:p>
          </table:table-cell>
        </table:table-row>
      </table:table>
      <text:p text:style-name="P56">The following five properties are used mainly by trait functions</text:p>
      <table:table table:style-name="Table57">
        <table:table-columns>
          <table:table-column table:style-name="TableColumn58"/>
          <table:table-column table:style-name="TableColumn59"/>
        </table:table-columns>
        <table:table-row table:style-name="TableRow60">
          <table:table-cell table:style-name="TableCell61">
            <text:p text:style-name="P62">$term_for_title</text:p>
          </table:table-cell>
          <table:table-cell table:style-name="TableCell63">
            <text:p text:style-name="P64">Used to prompt for a title in the editor</text:p>
          </table:table-cell>
        </table:table-row>
        <table:table-row table:style-name="TableRow65">
          <table:table-cell table:style-name="TableCell66">
            <text:p text:style-name="P67">$post_type_name</text:p>
          </table:table-cell>
          <table:table-cell table:style-name="TableCell68">
            <text:p text:style-name="P69">Used in text referring to posts</text:p>
          </table:table-cell>
        </table:table-row>
        <table:table-row table:style-name="TableRow70">
          <table:table-cell table:style-name="TableCell71">
            <text:p text:style-name="P72">$metabox_title</text:p>
          </table:table-cell>
          <table:table-cell table:style-name="TableCell73">
            <text:p text:style-name="P74">The heading of the metabox</text:p>
          </table:table-cell>
        </table:table-row>
        <table:table-row table:style-name="TableRow75">
          <table:table-cell table:style-name="TableCell76">
            <text:p text:style-name="P77">$default_content</text:p>
          </table:table-cell>
          <table:table-cell table:style-name="TableCell78">
            <text:p text:style-name="P79">Put into the post when it is first edited</text:p>
          </table:table-cell>
        </table:table-row>
        <table:table-row table:style-name="TableRow80">
          <table:table-cell table:style-name="TableCell81">
            <text:p text:style-name="P82">$xref_meta_key_list</text:p>
          </table:table-cell>
          <table:table-cell table:style-name="TableCell83">
            <text:p text:style-name="P84">For Contacts and Venues, these are the metakeys in Events or Groups that may refer to them.</text:p>
          </table:table-cell>
        </table:table-row>
      </table:table>
      <text:h text:style-name="Heading2" text:outline-level="2"><text:bookmark-start text:name="_Toc179536523"/><text:bookmark-start text:name="_Toc180494367"/><text:soft-page-break/>Properties of objects in each class<text:bookmark-end text:name="_Toc179536523"/><text:bookmark-end text:name="_Toc180494367"/></text:h>
      <text:p text:style-name="P85">These are declared as public.</text:p>
      <table:table table:style-name="Table86">
        <table:table-columns>
          <table:table-column table:style-name="TableColumn87"/>
          <table:table-column table:style-name="TableColumn88"/>
        </table:table-columns>
        <table:table-row table:style-name="TableRow89">
          <table:table-cell table:style-name="TableCell90">
            <text:p text:style-name="P91">$ID</text:p>
          </table:table-cell>
          <table:table-cell table:style-name="TableCell92">
            <text:p text:style-name="P93">The post_id of the associated post for an object of this class</text:p>
          </table:table-cell>
        </table:table-row>
        <table:table-row table:style-name="TableRow94">
          <table:table-cell table:style-name="TableCell95">
            <text:p text:style-name="P96">$exists (boolean)</text:p>
          </table:table-cell>
          <table:table-cell table:style-name="TableCell97">
            <text:p text:style-name="P98">Only for Contacts and Venues.</text:p>
            <text:p text:style-name="P99">Useful to check that the references to them are valid published posts.</text:p>
          </table:table-cell>
        </table:table-row>
      </table:table>
      <text:h text:style-name="Heading2" text:outline-level="2"><text:bookmark-start text:name="_Toc179536524"/><text:bookmark-start text:name="_Toc180494368"/>Common functions<text:bookmark-end text:name="_Toc179536524"/><text:bookmark-end text:name="_Toc180494368"/></text:h>
      <text:p text:style-name="P100">These are defined in the U3aCommon class.</text:p>
      <table:table table:style-name="Table101">
        <table:table-columns>
          <table:table-column table:style-name="TableColumn102"/>
          <table:table-column table:style-name="TableColumn103"/>
        </table:table-columns>
        <table:table-row table:style-name="TableRow104">
          <table:table-cell table:style-name="TableCell105">
            <text:p text:style-name="P106">modify_quick_edit()</text:p>
          </table:table-cell>
          <table:table-cell table:style-name="TableCell107">
            <text:p text:style-name="P108">Removes the Date, Password and Category input areas from the Quick Edit panel for all our CPTs</text:p>
          </table:table-cell>
        </table:table-row>
        <table:table-row table:style-name="TableRow109">
          <table:table-cell table:style-name="TableCell110">
            <text:p text:style-name="P111">remove_date_filter ($months, $post_type)</text:p>
          </table:table-cell>
          <table:table-cell table:style-name="TableCell112">
            <text:p text:style-name="P113">Removes the default Dates filter for our CPTs.</text:p>
          </table:table-cell>
        </table:table-row>
        <table:table-row table:style-name="TableRow114">
          <table:table-cell table:style-name="TableCell115">
            <text:p text:style-name="P116">load_ensure_title_script ($hook)</text:p>
          </table:table-cell>
          <table:table-cell table:style-name="TableCell117">
            <text:p text:style-name="P118">Loads the script that prevents user saving a CPT post with no title</text:p>
          </table:table-cell>
        </table:table-row>
      </table:table>
      <text:p text:style-name="BodyText">These use an array of the CPT post_types to identify the scope of the hook function.</text:p>
      <text:p text:style-name="BodyText">Note that this class has two further functions, one to load the css file that is used by this plugin, and the other to fix a bug with how the block based Editor (Gutenberg) fails to hide side panels for custom taxonomies.</text:p>
      <text:h text:style-name="Heading2" text:outline-level="2"><text:bookmark-start text:name="_Toc179536525"/><text:bookmark-start text:name="_Toc180494369"/>Trait functions<text:bookmark-end text:name="_Toc179536525"/><text:bookmark-end text:name="_Toc180494369"/></text:h>
      <text:p text:style-name="P119">These are defined in inc/traits.php.</text:p>
      <table:table table:style-name="Table120">
        <table:table-columns>
          <table:table-column table:style-name="TableColumn121"/>
          <table:table-column table:style-name="TableColumn122"/>
        </table:table-columns>
        <table:table-row table:style-name="TableRow123">
          <table:table-cell table:style-name="TableCell124">
            <text:p text:style-name="P125">add_metabox($metaboxes)</text:p>
          </table:table-cell>
          <table:table-cell table:style-name="TableCell126">
            <text:p text:style-name="P127">Adds the metabox for this post_type.</text:p>
          </table:table-cell>
        </table:table-row>
        <table:table-row table:style-name="TableRow128">
          <table:table-cell table:style-name="TableCell129">
            <text:p text:style-name="P130">change_prompt($title)</text:p>
          </table:table-cell>
          <table:table-cell table:style-name="TableCell131">
            <text:p text:style-name="P132">Alters the "Add title" text when adding a custom post in the editor.</text:p>
          </table:table-cell>
        </table:table-row>
        <table:table-row table:style-name="TableRow133">
          <table:table-cell table:style-name="TableCell134">
            <text:p text:style-name="P135">restrict_post_deletion($post_id)</text:p>
          </table:table-cell>
          <table:table-cell table:style-name="TableCell136">
            <text:p text:style-name="P137">Restricts deletion of a Contact or Venue with existing x-refs.</text:p>
          </table:table-cell>
        </table:table-row>
        <table:table-row table:style-name="TableRow138">
          <table:table-cell table:style-name="TableCell139">
            <text:p text:style-name="P140">display_xrefs($content)</text:p>
          </table:table-cell>
          <table:table-cell table:style-name="TableCell141">
            <text:p text:style-name="P142">Displays a list of Events/Groups which refer to the current Contact or Venue.</text:p>
          </table:table-cell>
        </table:table-row>
        <table:table-row table:style-name="TableRow143">
          <table:table-cell table:style-name="TableCell144">
            <text:p text:style-name="P145">find_xrefs($post_id, $date_filter)</text:p>
          </table:table-cell>
          <table:table-cell table:style-name="TableCell146">
            <text:p text:style-name="P147">Used by the above two functions.</text:p>
          </table:table-cell>
        </table:table-row>
      </table:table>
      <text:h text:style-name="Heading2" text:outline-level="2"><text:bookmark-start text:name="_Toc179536526"/><text:bookmark-start text:name="_Toc180494370"/>Functions with similar purpose in each CPT’s class<text:bookmark-end text:name="_Toc179536526"/><text:bookmark-end text:name="_Toc180494370"/></text:h>
      <text:p text:style-name="BodyText">In this section<text:s/><text:span text:style-name="T148">myCPT</text:span><text:s/>is a placeholder for the CPT’s name.</text:p>
      <text:p text:style-name="P149">The first list of functions set up the basic behaviour of each CPT.</text:p>
      <table:table table:style-name="Table150">
        <table:table-columns>
          <table:table-column table:style-name="TableColumn151"/>
          <table:table-column table:style-name="TableColumn152"/>
        </table:table-columns>
        <table:table-row table:style-name="TableRow153">
          <table:table-cell table:style-name="TableCell154">
            <text:p text:style-name="P155">__construct($ID)</text:p>
          </table:table-cell>
          <table:table-cell table:style-name="TableCell156">
            <text:p text:style-name="P157">Creates a new object of this class with ID set and, for Contacts and Venues, $exists is set.</text:p>
          </table:table-cell>
        </table:table-row>
        <text:soft-page-break/>
        <table:table-row table:style-name="TableRow158">
          <table:table-cell table:style-name="TableCell159">
            <text:p text:style-name="P160">register<text:span text:style-name="T161">myCPT</text:span>s()</text:p>
          </table:table-cell>
          <table:table-cell table:style-name="TableCell162">
            <text:p text:style-name="P163">Registers the CPT. Note that registering a post_type does not itself add anything to the database.</text:p>
            <text:p text:style-name="P164">The settings in this function may also restrict who may Create/Edit/Delete a post of this type.</text:p>
            <text:p text:style-name="P165">For Groups and Events this function also registers a custom taxonomy.</text:p>
          </table:table-cell>
        </table:table-row>
        <table:table-row table:style-name="TableRow166">
          <table:table-cell table:style-name="TableCell167">
            <text:p text:style-name="P168">on_activation()</text:p>
          </table:table-cell>
          <table:table-cell table:style-name="TableCell169">
            <text:p text:style-name="P170">Forces the computation of permalinks to be reset. For Groups and Events this function also adds initial taxonomy terms.</text:p>
          </table:table-cell>
        </table:table-row>
        <table:table-row table:style-name="TableRow171">
          <table:table-cell table:style-name="TableCell172">
            <text:p text:style-name="P173">field_descriptions()</text:p>
          </table:table-cell>
          <table:table-cell table:style-name="TableCell174">
            <text:p text:style-name="P175">This defines the meta fields for this class, and uses the features provided by the Metabox plugin to define the characteristics of each field. (see note 1)</text:p>
            <text:p text:style-name="P176">The fields included may depend on optional plugin settings for each CPT.<text:s/></text:p>
          </table:table-cell>
        </table:table-row>
        <table:table-row table:style-name="TableRow177">
          <table:table-cell table:style-name="TableCell178">
            <text:p text:style-name="P179">validate<text:span text:style-name="T180">myCPT</text:span>_fields($post_id, $post)</text:p>
          </table:table-cell>
          <table:table-cell table:style-name="TableCell181">
            <text:p text:style-name="P182">Server-side validation, if the server-side validation, which is automatically carried out by the Metabox plugin, is deemed insufficient.</text:p>
          </table:table-cell>
        </table:table-row>
        <table:table-row table:style-name="TableRow183">
          <table:table-cell table:style-name="TableCell184">
            <text:p text:style-name="P185">add_default_content($content, $post)</text:p>
          </table:table-cell>
          <table:table-cell table:style-name="TableCell186">
            <text:p text:style-name="P187">Puts content into the post when it is first edited. Primarily used to include the CPT’s display block.</text:p>
          </table:table-cell>
        </table:table-row>
        <table:table-row table:style-name="TableRow188">
          <table:table-cell table:style-name="TableCell189">
            <text:p text:style-name="P190">register_blocks()</text:p>
          </table:table-cell>
          <table:table-cell table:style-name="TableCell191">
            <text:p text:style-name="P192">Usually registers the blocks called u3a/<text:span text:style-name="T193">myCPT</text:span>data and u3a/<text:span text:style-name="T194">myCPT</text:span>list.<text:s/></text:p>
            <text:p text:style-name="P195">The function may also add a shortcode that mimics the<text:s/><text:span text:style-name="T196">myCPT</text:span>list block.</text:p>
            <text:p text:style-name="P197">Note that the javascript for the two blocks is enqueued, and these scripts vary in which other WordPress scripts they depend on.</text:p>
          </table:table-cell>
        </table:table-row>
      </table:table>
      <text:p text:style-name="BodyText"><text:span text:style-name="T198">Note 1)</text:span><text:tab/>In addition Events have one additional meta field, which is not define in the function field_descriptions, and so is not created or updated by the Metabox plugin. This is eventEndDate. By default, the duration of an event is one day and the eventEndDate is the same as the eventStartDate.</text:p>
      <text:p text:style-name="BodyText">The function U3aEvents:: set_eventEndDate is called immediately after an event is saved, either on creationor update, and sets the eventEndDate meta field, based on eventStartDate and eventDays.</text:p>
      <text:p text:style-name="BodyText"><text:span text:style-name="T199">Note 2)</text:span><text:s/>The functions<text:s/>validate<text:span text:style-name="T200">myCPT</text:span>_fields<text:s/>and set_eventEndDate are triggered by the action ‘save_post_<text:span text:style-name="T201">myCPT</text:span>’ and use the updated post-meta fields. <text:s/>The post-meta fields are themselves updated by the Metabox plugin using this action, and so the above functions must be set with a low priority to ensure that they use the updated post-meta data.</text:p>
      <text:soft-page-break/>
      <text:p text:style-name="P202">The next five functions modify the admin page that lists all posts of this CPT. This page is accessed from the dashboard via the option “All myCPTs”. See section 3 for more details of how the page has been customised.</text:p>
      <table:table table:style-name="Table203">
        <table:table-columns>
          <table:table-column table:style-name="TableColumn204"/>
          <table:table-column table:style-name="TableColumn205"/>
        </table:table-columns>
        <table:table-row table:style-name="TableRow206">
          <table:table-cell table:style-name="TableCell207">
            <text:p text:style-name="P208">change_columns($columns)</text:p>
          </table:table-cell>
          <table:table-cell table:style-name="TableCell209">
            <text:p text:style-name="P210">Removes/adds columns.</text:p>
          </table:table-cell>
        </table:table-row>
        <table:table-row table:style-name="TableRow211">
          <table:table-cell table:style-name="TableCell212">
            <text:p text:style-name="P213">show_column_data($column, $post_id)</text:p>
          </table:table-cell>
          <table:table-cell table:style-name="TableCell214">
            <text:p text:style-name="P215">Formats various custom columns</text:p>
          </table:table-cell>
        </table:table-row>
        <table:table-row table:style-name="TableRow216">
          <table:table-cell table:style-name="TableCell217">
            <text:p text:style-name="P218">make_column_sortable($columns)</text:p>
          </table:table-cell>
          <table:table-cell table:style-name="TableCell219">
            <text:p text:style-name="P220">Just used by Events and Notices.</text:p>
          </table:table-cell>
        </table:table-row>
        <table:table-row table:style-name="TableRow221">
          <table:table-cell table:style-name="TableCell222">
            <text:p text:style-name="P223">sort_column_data($query)</text:p>
          </table:table-cell>
          <table:table-cell table:style-name="TableCell224">
            <text:p text:style-name="P225">The sort method for sortable custom columns.</text:p>
          </table:table-cell>
        </table:table-row>
        <table:table-row table:style-name="TableRow226">
          <table:table-cell table:style-name="TableCell227">
            <text:p text:style-name="P228">add_admin_filters($post_type)</text:p>
          </table:table-cell>
          <table:table-cell table:style-name="TableCell229">
            <text:p text:style-name="P230">For Groups and Events, adds a filter to optionally show posts for a specific group/event category.</text:p>
            <text:p text:style-name="P231">For Events only, also adds a filter to optionally show events associated to a specific group.</text:p>
          </table:table-cell>
        </table:table-row>
        <table:table-row table:style-name="TableRow232">
          <table:table-cell table:style-name="TableCell233">
            <text:p text:style-name="P234">add_groupID_to_query($query)</text:p>
          </table:table-cell>
          <table:table-cell table:style-name="TableCell235">
            <text:p text:style-name="P236">Only for Events. Adds filtering of posts by a specific eventGroup_ID.</text:p>
          </table:table-cell>
        </table:table-row>
      </table:table>
      <text:p text:style-name="P237">The custom u3a Siteworks blocks use callback PHP functions. Here are the block callback functions. <text:s/></text:p>
      <table:table table:style-name="Table238">
        <table:table-columns>
          <table:table-column table:style-name="TableColumn239"/>
          <table:table-column table:style-name="TableColumn240"/>
        </table:table-columns>
        <table:table-row table:style-name="TableRow241">
          <table:table-cell table:style-name="TableCell242">
            <text:p text:style-name="P243">display_<text:span text:style-name="T244">myCPT</text:span>list($atts, $content = '')</text:p>
            <text:p text:style-name="P245">but display_grouplist_cb</text:p>
          </table:table-cell>
          <table:table-cell table:style-name="TableCell246">
            <text:p text:style-name="P247">The callback for the u3a/<text:span text:style-name="T248">myCPT</text:span>list block.</text:p>
          </table:table-cell>
        </table:table-row>
        <table:table-row table:style-name="TableRow249">
          <table:table-cell table:style-name="TableCell250">
            <text:p text:style-name="P251">display_cb($atts, $content = '')</text:p>
          </table:table-cell>
          <table:table-cell table:style-name="TableCell252">
            <text:p text:style-name="P253">The callback for the u3a/<text:span text:style-name="T254">myCPT</text:span>data block.</text:p>
            <text:p text:style-name="P255">This creates an object with the post’s ID and calls the display method of that object.</text:p>
          </table:table-cell>
        </table:table-row>
        <table:table-row table:style-name="TableRow256">
          <table:table-cell table:style-name="TableCell257">
            <text:p text:style-name="P258">display($atts, $content = '')</text:p>
          </table:table-cell>
          <table:table-cell table:style-name="TableCell259">
            <text:p text:style-name="P260">This is an object method. Creates the HTML to display a table of the custom data for this post</text:p>
          </table:table-cell>
        </table:table-row>
      </table:table>
      <text:p text:style-name="P261">Functions related to using the WordPress query loop block. <text:s/>Some of this relies on the use of the third party “Meta Field Block” plugin.</text:p>
      <table:table table:style-name="Table262">
        <table:table-columns>
          <table:table-column table:style-name="TableColumn263"/>
          <table:table-column table:style-name="TableColumn264"/>
        </table:table-columns>
        <table:table-row table:style-name="TableRow265">
          <table:table-cell table:style-name="TableCell266">
            <text:p text:style-name="P267">modify_meta_data($content, $attributes)</text:p>
          </table:table-cell>
          <table:table-cell table:style-name="TableCell268">
            <text:p text:style-name="P269">For Groups and Events only. Convert metadata to displayable text when rendered by the third party Meta Field Block.</text:p>
          </table:table-cell>
        </table:table-row>
        <table:table-row table:style-name="TableRow270">
          <table:table-cell table:style-name="TableCell271">
            <text:p text:style-name="P272">filter_events_query()</text:p>
          </table:table-cell>
          <table:table-cell table:style-name="TableCell273">
            <text:p text:style-name="P274">For Events only. Modifies the query when a Query Block is used to display Events.</text:p>
          </table:table-cell>
        </table:table-row>
      </table:table>
      <text:p text:style-name="P275"><text:span text:style-name="T276">Object methods:</text:span><text:s/>Each CPT class may have also object methods which help create HTML related to their meta-fields.</text:p>
      <text:p text:style-name="P277"/>
      <text:soft-page-break/>
      <text:p text:style-name="P278"><text:s/></text:p>
      <text:h text:style-name="Heading2" text:outline-level="2"><text:bookmark-start text:name="_Toc179536527"/><text:bookmark-start text:name="_Toc180494371"/>Specific restrictions on Authors in this plugin<text:bookmark-end text:name="_Toc179536527"/><text:bookmark-end text:name="_Toc180494371"/></text:h>
      <text:p text:style-name="BodyText">a) Cannot create Groups or Contacts or Venues or Notices.<text:line-break/><text:s/><text:tab/><text:tab/>Done in register<text:span text:style-name="T279">myCPT</text:span>s()</text:p>
      <text:p text:style-name="BodyText">b) Must assign a Group of which they are author when creating or editing an Event.<text:line-break/><text:s/><text:tab/><text:tab/>Done in ‘eventGroup_ID’ section of U3aEvents::field_descriptions</text:p>
      <text:h text:style-name="Heading2" text:outline-level="2"><text:bookmark-start text:name="_Toc179536528"/><text:bookmark-start text:name="_Toc180494372"/>Plugin options and settings<text:bookmark-end text:name="_Toc179536528"/><text:bookmark-end text:name="_Toc180494372"/></text:h>
      <text:p text:style-name="BodyText">There are a number of options for this plugin that can be set by a user in an administrator role. These are all stored in the WordPress options table using update_option(<text:span text:style-name="T280">name-of-option</text:span>,<text:s/><text:span text:style-name="T281">option-value</text:span>) and get_option(<text:span text:style-name="T282">name-of-option</text:span>,<text:s/><text:span text:style-name="T283">default-value</text:span>).<text:s/><text:span text:style-name="T284">default-value</text:span><text:s/>is the value returned if the named option does not exist in the database. By the way, there is no need to use the add_option function as has been occasionally done, as update_option will create a record if the named option does not exist.</text:p>
      <text:p text:style-name="BodyText">All option values are stored and returned as strings, and we have not used a fully consistent policy for handling options that might otherwise have been Boolean. Often ‘1’ has been used for true and ‘9’ for false, but other choices like Yes/No or y/n have been used. Be aware!</text:p>
      <text:p text:style-name="BodyText">All the options are set in the “u3a Settings” admin page and all the code for this is in the U3aAdmin class.</text:p>
      <text:p text:style-name="BodyText">The u3a Settings page has 5 tabs, and the software for each tab follows the same standard pattern: one function defines the form that is displayed to the user, finishing with a “Save settings” button, and another function processes the input from the form.</text:p>
      <text:p text:style-name="BodyText">The form starts with two lines, for example, for Venue settings:<text:line-break/><text:span text:style-name="T285">&lt;form method="POST" action="admin-post.php"&gt;</text:span><text:span text:style-name="T286"><text:line-break/>&lt;input type="hidden" name="action" value="u3a_venue_settings"&gt;</text:span></text:p>
      <text:p text:style-name="BodyText">This tells WordPress to do the action 'admin_post_u3a_venue_settings' and this action has a callback function, defined in the initialise function of the class, in this case the function save_venue_settings().</text:p>
      <text:p text:style-name="BodyText">This save function processes the POST fields from the form, and finally redirects to the same tab of the u3a settings page.</text:p>
      <text:h text:style-name="Heading1" text:outline-level="1"><text:bookmark-start text:name="_Toc179536529"/><text:bookmark-start text:name="_Toc180494373"/>Admin page “All<text:s/><text:span text:style-name="T287">myCPT</text:span>s” customisation<text:bookmark-end text:name="_Toc179536529"/><text:bookmark-end text:name="_Toc180494373"/></text:h>
      <text:p text:style-name="BodyText">The plugin customises the admin pages which show all posts of a given post-type for our CPTs, for example, the admin "All Groups" page. We make the following customisations:</text:p>
      <text:p text:style-name="BodyText">1) Remove the "All dates" filter which allows one to select just the posts published in a specific month.</text:p>
      <text:p text:style-name="P288">Done in function <text:span text:style-name="T289">remove_date_filter</text:span></text:p>
      <text:p text:style-name="BodyText">2) Remove (unset) the Date column (which refers to the date the post was published).</text:p>
      <text:p text:style-name="P290">Done in function<text:s/><text:span text:style-name="T291">change_columns</text:span></text:p>
      <text:soft-page-break/>
      <text:p text:style-name="BodyText">3) Add/Edit one or more columns to some of our CPTs, namely:</text:p>
      <text:p text:style-name="P292">Events: add Event date, Group, Venue, Organiser</text:p>
      <text:p text:style-name="P293">Contacts: edit 'Title' -&gt; 'Contact Name', add Email</text:p>
      <text:p text:style-name="P294">Notices: add Start date, End date, Type</text:p>
      <text:p text:style-name="P295">Done in function<text:s/><text:span text:style-name="T296">change_columns</text:span></text:p>
      <text:p text:style-name="BodyText">One must provide a display function for each of the above added columns.</text:p>
      <text:p text:style-name="P297">Done in function<text:s/><text:span text:style-name="T298">show_column_data</text:span></text:p>
      <text:p text:style-name="BodyText">4) Add options to sort the list as follows:</text:p>
      <text:p text:style-name="P299">Events: by Event date</text:p>
      <text:p text:style-name="P300">Notices: by Start date or by End date</text:p>
      <text:p text:style-name="P301">Done in function <text:span text:style-name="T302">make_column_sortable</text:span></text:p>
      <text:p text:style-name="BodyText">One must provide a sort function for each of the above</text:p>
      <text:p text:style-name="P303">Done in function <text:span text:style-name="T304">sort_column_data</text:span></text:p>
      <text:p text:style-name="BodyText">5) Remove some of the "Quick Edit" buttons, namely:</text:p>
      <text:p text:style-name="P305">Date, Password, Event category, Group category (or whatever word is used instead of Category for Groups)</text:p>
      <text:p text:style-name="P306">Done in function<text:s/><text:span text:style-name="T307">modify_quick_edit()</text:span></text:p>
      <text:p text:style-name="P308">6) Add filter by Event category and by group for Events and filter by Group category for Groups.</text:p>
      <text:p text:style-name="P309">Done in function<text:s/><text:span text:style-name="T310">add_admin_filters()</text:span><text:s/>and<text:s/><text:span text:style-name="T311">add_groupID_to_query()</text:span></text:p>
      <text:h text:style-name="Heading1" text:outline-level="1"><text:bookmark-start text:name="_Toc179536530"/><text:bookmark-start text:name="_Toc180494374"/>JavaScript for blocks and attributes<text:bookmark-end text:name="_Toc179536530"/><text:bookmark-end text:name="_Toc180494374"/></text:h>
      <text:p text:style-name="BodyText">Each block must have an associated JavaScript which defines how the block editor will deal with this block. <text:s/>The WordPress guides describe a variety of ways and development tools which can be used to manage this.</text:p>
      <text:p text:style-name="BodyText">We have adopted an approach which does not require any extra development environment. <text:s/>The JavaScript we have used is plain JavaScript (not JSX) and does not require knowledge of node.js. We do NOT use a block.json file for each block.</text:p>
      <text:p text:style-name="BodyText">The blocks are registered in PHP using<text:s/><text:span text:style-name="T312">register_block_type()</text:span><text:s/>and the associated scripts are registered separately using<text:s/><text:span text:style-name="T313">wp_register_script()</text:span><text:s/>and the script’s dependencies on WordPress JavaScript packages are declared there. Note that the JavaScript for both blocks of each CPT class is contained in a single file for that CPT.</text:p>
      <text:p text:style-name="BodyText">A number of functions from WordPress JavaScript packages are called, mostly to create the editing Controls for setting attributes.</text:p>
      <text:p text:style-name="BodyText">Here is a link to the reference guide:<text:line-break/><text:a xlink:href="https://developer.wordpress.org/block-editor/reference-guides/packages/packages-element/" office:target-frame-name="_top" xlink:show="replace"><text:span text:style-name="Hyperlink">https://developer.wordpress.org/block-editor/reference-guides/packages/packages-element/</text:span></text:a></text:p>
      <text:p text:style-name="BodyText">The function wp.element,createElement() is frequently used in these scripts, in particular to create the ControlPanels which allow the block editor to set and modify attributes. To aid a new reader of our code:</text:p>
      <text:p text:style-name="BodyText">wp.element,createElement() returns an HTML element and has the following arguments.</text:p>
      <text:p text:style-name="P314"><text:span text:style-name="T315">type</text:span>: Either a string tag name of the created element or another function which itself returns an element.</text:p>
      <text:soft-page-break/>
      <text:p text:style-name="P316"><text:span text:style-name="T317">props</text:span><text:s/>Object: Element properties, either attribute set to apply to DOM node with the given tag, or values to pass through to the function.</text:p>
      <text:p text:style-name="P318"><text:span text:style-name="T319">children</text:span><text:s/>...Element: Zero or more descendant elements inside the created element.</text:p>
      <text:p text:style-name="P320">Using the block’s attributes</text:p>
      <text:p text:style-name="BodyText">The blocks u3a/eventlist, u3a/grouplist, u3a/noticelist all have optional attributes which can affect which items are displayed and their format. These attributes are used by the relevant PHP callback function.</text:p>
      <text:p text:style-name="BodyText">For these blocks, attribute values maybe set by the query parameters of the URI, by the attributes of a shortcode that uses this callback, by the attributes set by the JavaScript edit function when the block is edited, or by the default values set in the PHP code.</text:p>
      <text:p text:style-name="BodyText">Note that the JavaScript attributes can be given default values, which will be passed as the attribute value, but that if no default value of the JavaScript value is defined and the user does not explicitly set it, then no value will be set for this attribute, and the PHP default value will be used.</text:p>
      <text:p text:style-name="BodyText">A URI query parameter will override an attribute setting, and if neither is set the default value in the PHP code will be used. <text:s/></text:p>
      <text:p text:style-name="BodyText">See the code at the start of<text:s/><text:span text:style-name="T321">U3aEvents::display_eventlist</text:span><text:s/>to see how this works.</text:p>
      <text:h text:style-name="Heading1" text:outline-level="1"><text:bookmark-start text:name="_Toc179536531"/><text:bookmark-start text:name="_Toc180494375"/>Changes to database format<text:bookmark-end text:name="_Toc179536531"/><text:bookmark-end text:name="_Toc180494375"/></text:h>
      <text:p text:style-name="BodyText">In the months since the plugin first went live there have been a small number of changes to what is stored in the database or the names used.</text:p>
      <text:p text:style-name="BodyText">It is necessary to modify the data in live systems when the plugin is updated to a version with a later format of data.</text:p>
      <text:p text:style-name="BodyText">An option named ‘SiteWorks_storage_version’ is stored in the wp_options table. A global variable $siteworks_storage_version, is set in the main PHP file of the plugin and has the value on which the activated version of the plugin is based.</text:p>
      <text:p text:style-name="BodyText">If $siteworks_storage_version is greater than the stored option value, the necessary update functions are run, and the stored option value brought up to date.</text:p>
      <text:p text:style-name="BodyText">All this is the file inc/ update-siteworks-data.php.</text:p>
      <text:h text:style-name="Heading1" text:outline-level="1"><text:bookmark-start text:name="_Toc179536532"/><text:bookmark-start text:name="_Toc180494376"/>Plugin version and scripts or style files<text:bookmark-end text:name="_Toc179536532"/><text:bookmark-end text:name="_Toc180494376"/></text:h>
      <text:p text:style-name="BodyText">A plugin version is always defined in the comment at the start of the base file of the plugin. It must be manually copied into the definition of the constant:<text:line-break/><text:s/><text:tab/>U3A_SITEWORKS_CORE_VERSION<text:line-break/>and this constant is used when registering or enqueuing any css or js file.</text:p>
      <text:h text:style-name="Heading1" text:outline-level="1"><text:bookmark-start text:name="_Toc179536533"/><text:bookmark-start text:name="_Toc180494377"/>Rest API<text:bookmark-end text:name="_Toc179536533"/><text:bookmark-end text:name="_Toc180494377"/></text:h>
      <text:p text:style-name="BodyText">The WordPress REST API provides an interface for applications to interact with your WordPress site by sending and receiving data as JSON (JavaScript Object Notation) objects.<text:line-break/>It is described in<text:s/><text:a xlink:href="https://developer.wordpress.org/rest-api/" office:target-frame-name="_top" xlink:show="replace"><text:span text:style-name="Hyperlink">https://developer.wordpress.org/rest-api/</text:span></text:a></text:p>
      <text:soft-page-break/>
      <text:p text:style-name="BodyText">The core plugin makes no direct use of rest API, though of course it is used by the block editor.</text:p>
      <text:p text:style-name="BodyText">However, to make some custom post data for Groups and Events available via the REST API, the functions in the file inc/restapi.php have been defined.</text:p>
      <text:p text:style-name="BodyText">They were created specifically for use with a replacement for the SiteBuilder Oversights feature, but may have other applications.</text:p>
      <text:p text:style-name="BodyText">They could be a starting point for integration with other system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scadia Mono" svg:font-family="Cascadia Mono" style:font-family-generic="modern" style:font-pitch="fixed" svg:panose-1="2 11 6 9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937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margin-top="0.1666in" fo:margin-bottom="0.0833in"/>
      <style:text-properties style:font-name-complex="Arial" fo:font-weight="bold" style:font-weight-asian="bold" style:font-weight-complex="bold" style:letter-kerning="true" fo:font-size="18pt" style:font-size-asian="18pt" style:font-size-complex="16pt" fo:hyphenate="false"/>
    </style:style>
    <style:style style:name="Heading2" style:display-name="Heading 2" style:family="paragraph" style:parent-style-name="Normal" style:next-style-name="BodyText" style:default-outline-level="2">
      <style:paragraph-properties fo:keep-with-next="always" fo:margin-top="0.1666in"/>
      <style:text-properties style:font-name-complex="Arial"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Heading2" style:next-style-name="BodyText" style:default-outline-level="3">
      <style:text-properties style:font-weight-complex="normal" fo:font-size="12pt" style:font-size-asian="12pt" style:font-size-complex="13pt" fo:hyphenate="false"/>
    </style:style>
    <style:style style:name="Heading4" style:display-name="Heading 4" style:family="paragraph" style:parent-style-name="Heading2" style:next-style-name="Normal" style:default-outline-level="4">
      <style:text-properties style:font-weight-complex="normal" fo:font-size="11pt" style:font-size-asian="11pt" fo:hyphenate="false"/>
    </style:style>
    <style:style style:name="Heading5" style:display-name="Heading 5" style:family="paragraph" style:parent-style-name="Normal" style:next-style-name="BodyText" style:default-outline-level="5">
      <style:paragraph-properties fo:keep-with-next="always" fo:margin-top="0.1666in" fo:margin-bottom="0.0416in"/>
      <style:text-properties style:font-weight-complex="bold" style:font-style-complex="italic" style:font-size-complex="13pt" fo:hyphenate="false"/>
    </style:style>
    <style:style style:name="Heading6" style:display-name="Heading 6" style:family="paragraph" style:parent-style-name="Heading5" style:next-style-name="BodyText" style:default-outline-level="6">
      <style:text-properties style:font-weight-complex="normal" fo:font-style="italic" style:font-style-asian="italic" style:font-size-complex="11pt" fo:hyphenate="false"/>
    </style:style>
    <style:style style:name="Heading7" style:display-name="Heading 7" style:family="paragraph" style:parent-style-name="Heading6" style:next-style-name="BodyText" style:default-outline-level="7">
      <style:text-properties fo:font-size="10pt" style:font-size-asian="10pt" fo:hyphenate="false"/>
    </style:style>
    <style:style style:name="Heading8" style:display-name="Heading 8" style:family="paragraph" style:parent-style-name="Heading7" style:next-style-name="BodyText" style:default-outline-level="8">
      <style:text-properties style:font-style-complex="normal"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1.2069in"/>
        </style:tab-stops>
      </style:paragraph-properties>
      <style:text-properties style:font-name-complex="Arial" style:font-size-complex="11pt" fo:hyphenate="false"/>
    </style:style>
    <style:style style:name="Normal" style:display-name="Normal" style:family="paragraph">
      <style:text-properties style:font-name="Arial" fo:font-size="11pt" style:font-size-asian="11pt" style:font-size-complex="12pt"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BodyText" style:display-name="Body Text" style:family="paragraph" style:parent-style-name="Normal">
      <style:paragraph-properties fo:margin-top="0.0833in" fo:margin-left="0.5909in">
        <style:tab-stops/>
      </style:paragraph-properties>
      <style:text-properties fo:hyphenate="false"/>
    </style:style>
    <style:style style:name="BodyTextIndent" style:display-name="Body Text Indent" style:family="paragraph" style:parent-style-name="BodyText">
      <style:paragraph-properties fo:margin-left="0.9847in">
        <style:tab-stops/>
      </style:paragraph-properties>
      <style:text-properties fo:hyphenate="false"/>
    </style:style>
    <style:style style:name="ListBullet" style:display-name="List Bullet" style:family="paragraph" style:parent-style-name="BodyText">
      <style:paragraph-properties>
        <style:tab-stops>
          <style:tab-stop style:type="left" style:position="-0.0527in"/>
        </style:tab-stops>
      </style:paragraph-properties>
      <style:text-properties fo:hyphenate="false"/>
    </style:style>
    <style:style style:name="ListBulletIndent" style:display-name="List Bullet Indent" style:family="paragraph" style:parent-style-name="ListBullet">
      <style:paragraph-properties fo:margin-left="1.1819in">
        <style:tab-stops>
          <style:tab-stop style:type="left" style:position="-0.0006in"/>
        </style:tab-stops>
      </style:paragraph-properties>
      <style:text-properties fo:hyphenate="false"/>
    </style:style>
    <style:style style:name="ListBulletnospace" style:display-name="List Bullet no space" style:family="paragraph" style:parent-style-name="ListBullet" style:list-style-name="LFO27">
      <style:paragraph-properties fo:margin-top="0in"/>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Title" style:display-name="Title" style:family="paragraph" style:parent-style-name="Normal" style:next-style-name="BodyText">
      <style:paragraph-properties fo:border-top="none" fo:border-left="none" fo:border-bottom="0.0208in solid #000000" fo:border-right="none" fo:padding-top="0in" fo:padding-left="0in" fo:padding-bottom="0.0138in" fo:padding-right="0in" style:shadow="none" fo:text-align="center" fo:margin-bottom="0.25in"/>
      <style:text-properties fo:font-weight="bold" style:font-weight-asian="bold" fo:letter-spacing="-0.0069in" style:letter-kerning="true" fo:font-size="18pt" style:font-size-asian="18pt" style:font-size-complex="28pt" fo:hyphenate="false"/>
    </style:style>
    <style:style style:name="TitleChar" style:display-name="Title Char" style:family="text" style:parent-style-name="DefaultParagraphFont">
      <style:text-properties style:font-name="Arial" style:font-name-asian="Times New Roman" style:font-name-complex="Times New Roman" fo:font-weight="bold" style:font-weight-asian="bold" fo:letter-spacing="-0.0069in" style:letter-kerning="true" fo:font-size="18pt" style:font-size-asian="18pt" style:font-size-complex="28pt"/>
    </style:style>
    <style:style style:name="BodyTextChar" style:display-name="Body Text Char" style:family="text" style:parent-style-name="DefaultParagraphFont">
      <style:text-properties style:font-name="Arial" fo:font-size="11pt" style:font-size-asian="11pt" style:font-size-complex="12pt"/>
    </style:style>
    <style:style style:name="BodyTextIndentChar" style:display-name="Body Text Indent Char" style:family="text" style:parent-style-name="BodyTextChar">
      <style:text-properties style:font-name="Arial" fo:font-size="11pt" style:font-size-asian="11pt" style:font-size-complex="12pt"/>
    </style:style>
    <style:style style:name="FooterChar" style:display-name="Footer Char" style:family="text" style:parent-style-name="DefaultParagraphFont">
      <style:text-properties style:font-name="Arial" fo:font-size="11pt" style:font-size-asian="11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keep-together="always" fo:margin-bottom="0in" fo:line-height="106%"/>
      <style:text-properties style:font-name="Calibri Light" style:font-name-complex="Times New Roman" fo:font-weight="normal" style:font-weight-asian="normal" style:font-weight-complex="normal" fo:color="#2E74B5" style:letter-kerning="false" fo:font-size="16pt" style:font-size-asian="16pt"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7" style:display-name="LFO27">
      <text:list-level-style-bullet text:level="1" text:style-name="WW_CharLFO2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2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2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2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2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2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2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2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2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3736in"/>
      </style:footer-style>
    </style:page-layout>
  </office:automatic-styles>
  <office:master-styles>
    <style:master-page style:name="MP0" style:page-layout-name="PL0">
      <style:footer>
        <text:p text:style-name="Footer">Updated 2024-10-22<text:tab/><text:tab/>Page<text:s/><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ke</meta:initial-creator>
    <dc:creator>Mike</dc:creator>
    <meta:creation-date>2024-10-22T11:45:00Z</meta:creation-date>
    <dc:date>2024-10-22T12:00:00Z</dc:date>
    <meta:print-date>2024-10-11T10:01:00Z</meta:print-date>
    <meta:template xlink:href="Report.dotx" xlink:type="simple"/>
    <meta:editing-cycles>3</meta:editing-cycles>
    <meta:editing-duration>PT900S</meta:editing-duration>
    <meta:document-statistic meta:page-count="9" meta:paragraph-count="37" meta:word-count="2767" meta:character-count="18507" meta:row-count="131" meta:non-whitespace-character-count="15777"/>
  </office:meta>
</office:document-meta>
</file>